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 mathvariant="normal">Δ</mi>
              <mrow>
                <mi mathvariant="normal">ϑ</mi>
                <mi>,</mi>
                <mi mathvariant="normal">ϕ</mi>
              </mrow>
            </msub>
            <msub>
              <mi>Y</mi>
              <mi mathvariant="italic">lm</mi>
            </msub>
            <mrow>
              <mo fence="true" stretchy="false">(</mo>
              <mrow>
                <mrow>
                  <mi mathvariant="normal">ϑ</mi>
                  <mi>,</mi>
                  <mi mathvariant="normal">ϕ</mi>
                </mrow>
              </mrow>
              <mo fence="true" stretchy="false">)</mo>
            </mrow>
            <mrow>
              <mspace width="0.5em"/>
              <mo stretchy="false">=</mo>
              <mrow>
                <mspace width="0.5em"/>
                <mo stretchy="false">−</mo>
                <mi>l</mi>
              </mrow>
            </mrow>
            <mrow>
              <mo fence="true" stretchy="false">(</mo>
              <mrow>
                <mrow>
                  <mi>l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  <msub>
              <mi>Y</mi>
              <mi mathvariant="italic">lm</mi>
            </msub>
            <mrow>
              <mo fence="true" stretchy="false">(</mo>
              <mrow>
                <mrow>
                  <mi mathvariant="normal">ϑ</mi>
                  <mi>,</mi>
                  <mi mathvariant="normal">ϕ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>i</mtext>
            <mfrac>
              <mo stretchy="false">∂</mo>
              <mrow>
                <mo stretchy="false">∂</mo>
                <mi mathvariant="normal">ϕ</mi>
              </mrow>
            </mfrac>
            <msub>
              <mi>Y</mi>
              <mi mathvariant="italic">lm</mi>
            </msub>
            <mrow>
              <mo fence="true" stretchy="false">(</mo>
              <mrow>
                <mrow>
                  <mi mathvariant="normal">ϑ</mi>
                  <mi>,</mi>
                  <mi mathvariant="normal">ϕ</mi>
                </mrow>
              </mrow>
              <mo fence="true" stretchy="false">)</mo>
            </mrow>
            <mrow>
              <mspace width="0.5em"/>
              <mo stretchy="false">=</mo>
              <mrow>
                <mspace width="0.5em"/>
                <mo stretchy="false">−</mo>
                <mi>m</mi>
              </mrow>
            </mrow>
            <msub>
              <mi>Y</mi>
              <mi mathvariant="italic">lm</mi>
            </msub>
            <mrow>
              <mo fence="true" stretchy="false">(</mo>
              <mrow>
                <mrow>
                  <mi mathvariant="normal">ϑ</mi>
                  <mi>,</mi>
                  <mi mathvariant="normal">ϕ</mi>
                </mrow>
              </mrow>
              <mo fence="true" stretchy="false">)</mo>
            </mrow>
          </mrow>
        </mtd>
      </mtr>
    </mtable>
    <annotation encoding="StarMath 5.0">%DELTA_{%ivartheta,%iphi} Y_{lm}(%ivartheta , %iphi) `=` -l( l `+` 1 )  Y_{lm}(%ivartheta , %iphi) newline newline
"i" {partial} over {partial %iphi} Y_{lm}(%ivartheta , %iphi) `=` -m Y_{lm}(%ivartheta , %iph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44:51.401000000</meta:creation-date>
    <meta:generator>LibreOffice/4.2.4.2$Windows_x86 LibreOffice_project/63150712c6d317d27ce2db16eb94c2f3d7b699f8</meta:generator>
  </office:meta>
</office:document-meta>
</file>